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ive Ba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5714" calcext:value-type="percentage">
            <text:p>57,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48 (decision tre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7698" calcext:value-type="percentage">
            <text:p>76,9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7539" calcext:value-type="percentage">
            <text:p>75,3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7777" calcext:value-type="percentage">
            <text:p>77,7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8095" calcext:value-type="percentage">
            <text:p>80,9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21:52:18.611291617</meta:creation-date>
    <dc:date>2020-06-01T21:58:44.731364600</dc:date>
    <meta:editing-duration>PT6M30S</meta:editing-duration>
    <meta:editing-cycles>1</meta:editing-cycles>
    <meta:document-statistic meta:table-count="1" meta:cell-count="50" meta:object-count="0"/>
    <meta:generator>LibreOffice/6.4.3.2$Linux_X86_64 LibreOffice_project/85aa6f776c6af63185291a519637a4f7af4e8a3b</meta:generator>
  </office:meta>
</office:document-meta>
</file>